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b38d" officeooo:paragraph-rsid="0011b38d"/>
    </style:style>
    <style:style style:name="P2" style:family="paragraph" style:parent-style-name="Standard">
      <style:text-properties officeooo:rsid="00146e4a" officeooo:paragraph-rsid="00146e4a"/>
    </style:style>
    <style:style style:name="P3" style:family="paragraph" style:parent-style-name="Standard">
      <style:text-properties officeooo:rsid="00146e4a" officeooo:paragraph-rsid="0016e44a"/>
    </style:style>
    <style:style style:name="P4" style:family="paragraph" style:parent-style-name="Standard">
      <style:text-properties officeooo:rsid="0014d37e" officeooo:paragraph-rsid="0014d37e"/>
    </style:style>
    <style:style style:name="T1" style:family="text">
      <style:text-properties style:rfc-language-tag="sr-Latn-RS" fo:language="sr" fo:script="Latn" fo:country="RS"/>
    </style:style>
    <style:style style:name="T2" style:family="text">
      <style:text-properties style:rfc-language-tag="sr-Latn-RS" fo:language="sr" fo:script="Latn" fo:country="RS" officeooo:rsid="0012c34d"/>
    </style:style>
    <style:style style:name="T3" style:family="text">
      <style:text-properties style:rfc-language-tag="sr-Latn-RS" fo:language="sr" fo:script="Latn" fo:country="RS" officeooo:rsid="00146e4a"/>
    </style:style>
    <style:style style:name="T4" style:family="text">
      <style:text-properties style:rfc-language-tag="sr-Latn-RS" fo:language="sr" fo:script="Latn" fo:country="RS" officeooo:rsid="0014d37e"/>
    </style:style>
    <style:style style:name="T5" style:family="text">
      <style:text-properties style:rfc-language-tag="sr-Latn-RS" fo:language="sr" fo:script="Latn" fo:country="RS" officeooo:rsid="001631f7"/>
    </style:style>
    <style:style style:name="T6" style:family="text">
      <style:text-properties style:rfc-language-tag="sr-Latn-RS" fo:language="sr" fo:script="Latn" fo:country="RS" officeooo:rsid="0016e4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ore<text:span text:style-name="T1">đivanje efikasnosti algoritama za snalaženje u lavirintu</text:span></text:p>
      <text:p text:style-name="P1"/>
      <text:p text:style-name="P1"><text:span text:style-name="T1">Svima je poznat problem nalaženja izlaza iz lavirinta koji neka može biti veoma komplikovan. U ovom radu su upoređivani neki od algoritama za snalaženje u lavirintu. Programski je sumulirana situacija u kojoj se agent nalazi u lavirintu i mora da što pre stigne od polazne tačke do cilja negde u lavirintu. Generisan je veliki broj lavirinata koji su se sastojali iz potpuno prohodnih polja, neprohodnih zidova i polja sa manjom prohodnosti. Težina prelaza sa polja na polje je računata kao srednja vrednost</text:span><text:span text:style-name="T5"> težina</text:span><text:span text:style-name="T1"> polja</text:span><text:span text:style-name="T2"> između kojih je napravljen pokret. U koliko se agent kretao ukoso težina prelaza je množena sa koren iz dva. Težina puta je računata kao zbir svih težina prelaza od početka <text:s/>do cilja. </text:span><text:span text:style-name="T1">Pamćen</text:span><text:span text:style-name="T2">a</text:span><text:span text:style-name="T1"> je </text:span><text:span text:style-name="T2">težina puteva svih algoritama za sve lavirinte.</text:span></text:p>
      <text:p text:style-name="P1"/>
      <text:p text:style-name="P1"><text:span text:style-name="T1">Kada je lavirnit generisan prvo se primenjuje A* algoritam. To je uobičajeno rešenje za pronalazak puta u lavirintu. Pomoću njega se izračunava optimalna </text:span><text:span text:style-name="T3">putanja tj. putanja sa namanjom težinom puta. Zatim agent rešava laviriont pomoću tri različita algoritma.</text:span></text:p>
      <text:p text:style-name="P1"/>
      <text:p text:style-name="P2"><text:span text:style-name="T1">Prvi je nasumični algoritam kod koga agent nasumično određuje smer i broj pokreta u tom smeru i ivršava ih. Ova procedra se ponavlja do nailaska na cilj. Nasumični algoritam se izvršava više puta za isti lavirint, a za statistiku se uzima srednja vrednost njegovih težina puteva, jer se one u velikoj meri razlikuju. Ovaj algoritam je namenjen da prikaže ili kvantifikuje koliko je potpuno nasumično kretanje lošije u odnosu na inteligentnije algoritme.</text:span></text:p>
      <text:p text:style-name="P2"/>
      <text:p text:style-name="P3"><text:span text:style-name="T1">Drugi je težeći algoritam kod koga agent zna u kom smeru se nalazi cilj. On se kreće pravo ka cilju, sa malom verovatnoćom da ipak napravi pokret ka polju koje nije direktno u pravcu cilja. Ova osobina algoritma može biti korisna jer agent može da izbegne pogrešne puteve koji bi mogli da se nađu pred njim. </text:span></text:p>
      <text:p text:style-name="P3"><text:span text:style-name="T1">Ovaj algoritam se može raz</text:span><text:span text:style-name="T6">u</text:span><text:span text:style-name="T1">meti kao optimizovan poznati algoritam za snalaženje u lavirintu po kome treba na svakom račvanju puta skrenuti npr. levo, a zetim kada se naiđe na već istraženi put desno. Tako se sigurno nalazi rešenje i teško je izgbiti se u lavirintu.</text:span></text:p>
      <text:p text:style-name="P2"/>
      <text:p text:style-name="P2"><text:span text:style-name="T1">Treći algoritam je intuitivni i namenjen je da imitira čovekov način snalaženja u realnoj situaciji. U ovom slučaju agent zna smer ka cilju i ima na raspolaganju određeni vidokrug oko sebe u kom</text:span><text:span text:style-name="T4">e </text:span><text:span text:style-name="T1">može da proceni što optimalniji put bez </text:span><text:span text:style-name="T4">trošenja vremena na nasumično tumaranje.</text:span></text:p>
      <text:p text:style-name="P2"/>
      <text:p text:style-name="P4"><text:span text:style-name="T1">Lavirinti su generisani na tri načina</text:span></text:p>
      <text:p text:style-name="P4"><text:span text:style-name="T1"><text:tab/>Nasumičnim raspoređivanjem prepreka površine jednog polja</text:span></text:p>
      <text:p text:style-name="P4"><text:span text:style-name="T1"><text:tab/>Nasumičnim raspoređivanjem prepreka površine više polja koje se preklapaju i stvaraju komplesnije oblike</text:span></text:p>
      <text:p text:style-name="P4"><text:span text:style-name="T1"><text:tab/>Primenom Primovog algoritma koji generiše pravi lavirnt</text:span></text:p>
      <text:p text:style-name="P4"/>
      <text:p text:style-name="P4"><text:span text:style-name="T1">Na grafiku se može videti kako težine puteva nasumičnog algoritma najbrže rastu, zatim težine puteva težećeg algoritma, dok su težine puteva intuitivnog algoritma veoma bliske optimalnim rešenjima. To pokazuje da intuitivni algoritam može biti veoma efikasan u slučajevima kada je na raspolaganju određeni vidokru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8M58S</meta:editing-duration>
    <meta:editing-cycles>5</meta:editing-cycles>
    <meta:generator>LibreOffice/4.2.6.3$Windows_x86 LibreOffice_project/3fd416d4c6db7d3204c17ce57a1d70f6e531ee21</meta:generator>
    <dc:date>2014-11-28T01:24:44.289000000</dc:date>
    <meta:document-statistic meta:table-count="0" meta:image-count="0" meta:object-count="0" meta:page-count="1" meta:paragraph-count="12" meta:word-count="464" meta:character-count="2957" meta:non-whitespace-character-count="2500"/>
    <meta:user-defined meta:name="Info 1"/>
    <meta:user-defined meta:name="Info 2"/>
    <meta:user-defined meta:name="Info 3"/>
    <meta:user-defined meta:name="Info 4"/>
  </office:meta>
</office:document-meta>
</file>